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2cb448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1pt" officeooo:paragraph-rsid="003d7fdb" style:font-size-asian="11pt" style:font-name-complex="Times New Roman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3f2017" style:font-size-asian="11pt" style:font-name-complex="Times New Roman1" style:font-size-complex="11pt"/>
    </style:style>
    <style:style style:name="P7" style:family="paragraph" style:parent-style-name="Text_20_body">
      <style:text-properties officeooo:paragraph-rsid="003ad526"/>
    </style:style>
    <style:style style:name="P8" style:family="paragraph" style:parent-style-name="Text_20_body">
      <style:text-properties officeooo:paragraph-rsid="003f2017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Heading_20_1">
      <style:text-properties officeooo:rsid="001dc6ef" officeooo:paragraph-rsid="001dc6ef"/>
    </style:style>
    <style:style style:name="P11" style:family="paragraph" style:parent-style-name="Heading_20_1">
      <style:text-properties officeooo:rsid="001dc6ef" officeooo:paragraph-rsid="003d7fdb"/>
    </style:style>
    <style:style style:name="P12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3d7fdb"/>
    </style:style>
    <style:style style:name="P13" style:family="paragraph" style:parent-style-name="Text_20_body" style:list-style-name="L1">
      <style:text-properties officeooo:paragraph-rsid="003e9fd0"/>
    </style:style>
    <style:style style:name="P14" style:family="paragraph" style:parent-style-name="Text_20_body" style:list-style-name="L1">
      <style:text-properties fo:font-style="italic" officeooo:rsid="003f2017" officeooo:paragraph-rsid="003f2017" style:font-style-asian="italic" style:font-style-complex="italic"/>
    </style:style>
    <style:style style:name="P15" style:family="paragraph" style:parent-style-name="Text_20_body" style:list-style-name="L1">
      <style:text-properties officeooo:rsid="003f2017" officeooo:paragraph-rsid="003f2017"/>
    </style:style>
    <style:style style:name="P16" style:family="paragraph" style:parent-style-name="Text_20_body" style:list-style-name="L2">
      <style:text-properties officeooo:paragraph-rsid="003f2017"/>
    </style:style>
    <style:style style:name="P17" style:family="paragraph" style:parent-style-name="Text_20_body" style:list-style-name="L2">
      <style:text-properties fo:font-weight="normal" officeooo:rsid="003f2017" officeooo:paragraph-rsid="003f2017" style:font-weight-asian="normal" style:font-weight-complex="normal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3f2017" style:text-blinking="false" fo:background-color="transparent" loext:char-shading-value="0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411b67" style:text-blinking="false" fo:background-color="transparent" loext:char-shading-value="0" style:font-size-asian="13pt" style:font-style-asian="italic" style:font-size-complex="13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859e" style:font-style-asian="italic" style:font-style-complex="italic"/>
    </style:style>
    <style:style style:name="T8" style:family="text">
      <style:text-properties officeooo:rsid="001dc6e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7096" style:font-weight-asian="bold" style:font-weight-complex="bold"/>
    </style:style>
    <style:style style:name="T11" style:family="text">
      <style:text-properties fo:font-weight="bold" officeooo:rsid="003e9fd0" style:font-weight-asian="bold" style:font-weight-complex="bold"/>
    </style:style>
    <style:style style:name="T12" style:family="text">
      <style:text-properties fo:font-weight="bold" officeooo:rsid="003f2017" style:font-weight-asian="bold" style:font-weight-complex="bold"/>
    </style:style>
    <style:style style:name="T13" style:family="text">
      <style:text-properties fo:font-weight="normal" officeooo:rsid="001c7096" style:font-weight-asian="normal" style:font-weight-complex="normal"/>
    </style:style>
    <style:style style:name="T14" style:family="text">
      <style:text-properties officeooo:rsid="003d7fdb"/>
    </style:style>
    <style:style style:name="T15" style:family="text">
      <style:text-properties officeooo:rsid="004474b9"/>
    </style:style>
    <style:style style:name="T16" style:family="text">
      <style:text-properties officeooo:rsid="004b2db8"/>
    </style:style>
    <style:style style:name="T17" style:family="text">
      <style:text-properties officeooo:rsid="003e9fd0"/>
    </style:style>
    <style:style style:name="T18" style:family="text">
      <style:text-properties officeooo:rsid="003f2017"/>
    </style:style>
    <style:style style:name="T19" style:family="text">
      <style:text-properties style:use-window-font-color="true" loext:opacity="0%" style:font-name="Times New Roman" fo:font-size="13pt" fo:font-weight="bold" fo:background-color="transparent" loext:char-shading-value="0" style:font-name-asian="Times New Roman" style:font-weight-asian="bold" style:font-name-complex="Times New Roman" style:font-weight-complex="bold"/>
    </style:style>
    <style:style style:name="T20" style:family="text">
      <style:text-properties style:use-window-font-color="true" loext:opacity="0%" style:font-name="Times New Roman" fo:font-size="13pt" fo:font-weight="bold" officeooo:rsid="003f2017" fo:background-color="transparent" loext:char-shading-value="0" style:font-name-asian="Times New Roman" style:font-weight-asian="bold" style:font-name-complex="Times New Roman" style:font-weight-complex="bold"/>
    </style:style>
    <style:style style:name="T21" style:family="text">
      <style:text-properties style:use-window-font-color="true" loext:opacity="0%" style:font-name="Times New Roman" fo:font-size="13pt" fo:font-weight="normal" fo:background-color="transparent" loext:char-shading-value="0" style:font-name-asian="Times New Roman" style:font-weight-asian="bold" style:font-name-complex="Times New Roman" style:font-weight-complex="bold"/>
    </style:style>
    <style:style style:name="T22" style:family="text">
      <style:text-properties style:use-window-font-color="true" loext:opacity="0%" style:font-name="Times New Roman" fo:font-size="13pt" fo:font-weight="normal" officeooo:rsid="001c7096" fo:background-color="transparent" loext:char-shading-value="0" style:font-name-asian="Times New Roman" style:font-weight-asian="normal" style:font-name-complex="Times New Roman" style:font-weight-complex="normal"/>
    </style:style>
    <style:style style:name="T23" style:family="text">
      <style:text-properties style:use-window-font-color="true" loext:opacity="0%" style:font-name="Times New Roman" fo:font-size="13pt" fo:font-weight="normal" officeooo:rsid="003f2017" fo:background-color="transparent" loext:char-shading-value="0" style:font-name-asian="Times New Roman" style:font-weight-asian="normal" style:font-name-complex="Times New Roman" style:font-weight-complex="normal"/>
    </style:style>
    <style:style style:name="T24" style:family="text">
      <style:text-properties style:use-window-font-color="true" loext:opacity="0%" style:font-name="Times New Roman" fo:font-size="13pt" fo:font-style="italic" fo:font-weight="bold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25" style:family="text">
      <style:text-properties style:use-window-font-color="true" loext:opacity="0%" style:font-name="Times New Roman" fo:font-size="13pt" fo:font-style="italic" fo:font-weight="bold" officeooo:rsid="003f2017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26" style:family="text">
      <style:text-properties officeooo:rsid="00411b67"/>
    </style:style>
    <style:style style:name="T2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Times New Roman1" fo:font-style="italic" fo:font-weight="bold" officeooo:rsid="004132a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6">Équipe de projet L</text:span><text:span text:style-name="T7">3L</text:span><text:span text:style-name="T6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6">Semaine n° :</text:span> <text:span text:style-name="T12">7</text:span></text:p>
      <text:p text:style-name="P2"><text:span text:style-name="T6">Date :</text:span> <text:span text:style-name="T17">1</text:span><text:span text:style-name="T18">4</text:span>/0<text:span text:style-name="T17">3</text:span>/202<text:span text:style-name="T1">2</text:span></text:p>
      <text:p text:style-name="P7"><text:span text:style-name="T6">Rédacteur de ce compte-rendu :</text:span><text:span text:style-name="T4"> Thierno </text:span><text:span text:style-name="T5">Bah</text:span></text:p>
      <text:p text:style-name="P2"><text:span text:style-name="T6">Enseignants encadrants :</text:span> <text:span text:style-name="T1">Flavie Tonon</text:span></text:p>
      <text:p text:style-name="P3"><text:span text:style-name="T6">Chef de projet :</text:span> <text:s/><text:span text:style-name="T18">Thierno </text:span><text:span text:style-name="T26">Bah</text:span></text:p>
      <text:h text:style-name="Heading_20_1" text:outline-level="1" text:is-list-header="true">1) Principaux points abordés pendant la réunion</text:h>
      <text:list xml:id="list3146466088" text:style-name="L1">
        <text:list-item>
          <text:p text:style-name="P13"><text:span text:style-name="T9">Présentation</text:span> du plan de tests <text:span text:style-name="T17">(différentes </text:span>modifi<text:span text:style-name="T17">cations apportées)</text:span></text:p>
        </text:list-item>
        <text:list-item>
          <text:p text:style-name="P13"><text:span text:style-name="T9">Présentation</text:span> du <text:span text:style-name="T18">nouveau</text:span> plan de développement</text:p>
        </text:list-item>
        <text:list-item>
          <text:p text:style-name="P13"><text:span text:style-name="T9">Présentation</text:span> d<text:span text:style-name="T18">u développement de l’application mobile</text:span></text:p>
          <text:list>
            <text:list-item>
              <text:p text:style-name="P14">Page historique</text:p>
            </text:list-item>
            <text:list-item>
              <text:p text:style-name="P14">Page formulaire</text:p>
            </text:list-item>
          </text:list>
        </text:list-item>
        <text:list-item>
          <text:p text:style-name="P15"><text:span text:style-name="T9">Validation</text:span> du diagramme de déploiement</text:p>
        </text:list-item>
      </text:list>
      <text:h text:style-name="P10" text:outline-level="1" text:is-list-header="true">2) Points jugés importants par l’équipe</text:h>
      <text:list xml:id="list1204532006" text:style-name="L2">
        <text:list-item>
          <text:p text:style-name="P16"><text:span text:style-name="T20">R</text:span><text:span text:style-name="T19">emettre</text:span><text:span text:style-name="T21"> un fichier </text:span><text:span text:style-name="T24">.</text:span><text:span text:style-name="T25">apk </text:span><text:span text:style-name="T21">de l'application pour le 22 mars</text:span></text:p>
        </text:list-item>
        <text:list-item>
          <text:p text:style-name="P17"><text:span text:style-name="T9">Continuer</text:span> à coder et <text:span text:style-name="T9">suivre</text:span> le plan de développement</text:p>
        </text:list-item>
      </text:list>
      <text:list xml:id="list1625181861" text:style-name="L3">
        <text:list-header>
          <text:h text:style-name="P12" text:outline-level="1"><text:span text:style-name="T14">3</text:span><text:span text:style-name="T8">) </text:span><text:span text:style-name="T15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566183585376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Avancement</text:p>
          </table:table-cell>
          <table:table-cell table:style-name="Tableau1.A1" office:value-type="string">
            <text:p text:style-name="P4">Responsable(s)</text:p>
          </table:table-cell>
          <table:table-cell table:style-name="Tableau1.A1" office:value-type="string">
            <text:p text:style-name="P4">Débutée le</text:p>
          </table:table-cell>
          <table:table-cell table:style-name="Tableau1.A1" office:value-type="string">
            <text:p text:style-name="P4">Finie le</text:p>
          </table:table-cell>
        </table:table-row>
        <table:table-row table:style-name="TableLine1566183585664">
          <table:table-cell table:style-name="Tableau1.A1" office:value-type="string">
            <text:p text:style-name="P4">0</text:p>
          </table:table-cell>
          <table:table-cell table:style-name="Tableau1.A1" office:value-type="string">
            <text:p text:style-name="P4">Choix et classification des fonctionnalité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29/01/2022</text:p>
          </table:table-cell>
          <table:table-cell table:style-name="Tableau1.A1" office:value-type="string">
            <text:p text:style-name="P4">14/02/2022</text:p>
          </table:table-cell>
        </table:table-row>
        <table:table-row table:style-name="TableLine1566183585952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Cahier des charg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, 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6">1<text:span text:style-name="T18">3</text:span>/0<text:span text:style-name="T18">3</text:span>/2022</text:p>
          </table:table-cell>
        </table:table-row>
        <table:table-row table:style-name="TableLine1566183586240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Cahier de recette<text:span text:style-name="T16">s</text:span>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, Thierno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6">1<text:span text:style-name="T18">3</text:span>/0<text:span text:style-name="T18">3</text:span>/2022</text:p>
          </table:table-cell>
        </table:table-row>
        <table:table-row table:style-name="TableLine1566183595456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Maquette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6/02/2022</text:p>
          </table:table-cell>
          <table:table-cell table:style-name="Tableau1.A1" office:value-type="string">
            <text:p text:style-name="P4">18/02/2022</text:p>
          </table:table-cell>
        </table:table-row>
        <table:table-row table:style-name="TableLine1566183594304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4">Diagrammes (de déploiement, de classe et de cas d’utilisation)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11/02/2022</text:p>
          </table:table-cell>
          <table:table-cell table:style-name="Tableau1.A1" office:value-type="string">
            <text:p text:style-name="P6">1<text:span text:style-name="T18">3</text:span>/0<text:span text:style-name="T18">3</text:span>/2022</text:p>
          </table:table-cell>
        </table:table-row>
        <table:table-row table:style-name="TableLine1566183586528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4">Conception détaillée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7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566183593728"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4">Plan de développement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Youstina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566183592000"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4">Plan de tests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566183593152">
          <table:table-cell table:style-name="Tableau1.A1" office:value-type="string">
            <text:p text:style-name="P5">8</text:p>
          </table:table-cell>
          <table:table-cell table:style-name="Tableau1.A1" office:value-type="string">
            <text:p text:style-name="P5">Développement</text:p>
          </table:table-cell>
          <table:table-cell table:style-name="Tableau1.A1" office:value-type="string">
            <text:p text:style-name="P5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24/02/2022</text:p>
          </table:table-cell>
          <table:table-cell table:style-name="Tableau1.A1" office:value-type="string">
            <text:p text:style-name="P5">XX/XX/XXX</text:p>
          </table:table-cell>
        </table:table-row>
      </table:table>
      <text:h text:style-name="P11" text:outline-level="1" text:is-list-header="true"><text:span text:style-name="T14">4</text:span>) Conclusion</text:h>
      <text:p text:style-name="P8"><text:span text:style-name="T11">Finalement</text:span><text:span text:style-name="T10">, </text:span><text:span text:style-name="T13">c</text:span><text:span text:style-name="T22">ette </text:span><text:span text:style-name="T23">septième</text:span><text:span text:style-name="T22"> réunion nous a servi à montrer l'avanc</text:span><text:span text:style-name="T23">ement</text:span><text:span text:style-name="T22"> du code qui nous mènera à une première version de l'application à rendre pour le 22 Ma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4132a1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20M34S</meta:editing-duration>
    <meta:editing-cycles>26</meta:editing-cycles>
    <meta:generator>LibreOffice/7.3.0.3$Windows_X86_64 LibreOffice_project/0f246aa12d0eee4a0f7adcefbf7c878fc2238db3</meta:generator>
    <dc:date>2022-04-22T19:37:48.088000000</dc:date>
    <meta:document-statistic meta:table-count="1" meta:image-count="1" meta:object-count="0" meta:page-count="2" meta:paragraph-count="82" meta:word-count="268" meta:character-count="1710" meta:non-whitespace-character-count="1530"/>
  </office:meta>
</office:document-meta>
</file>